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language="gl" fo:country="ES" style:font-size-asian="10.5pt"/>
    </style:style>
    <style:style style:name="P2" style:family="paragraph" style:parent-style-name="Footnote">
      <style:text-properties fo:language="gl" fo:country="ES"/>
    </style:style>
    <style:style style:name="P3" style:family="paragraph" style:parent-style-name="Heading_20_5">
      <style:paragraph-properties fo:text-align="justify" style:justify-single-word="false"/>
      <style:text-properties fo:language="gl" fo:country="ES"/>
    </style:style>
    <style:style style:name="P4" style:family="paragraph" style:parent-style-name="Heading_20_1">
      <style:paragraph-properties fo:text-align="justify" style:justify-single-word="false"/>
      <style:text-properties fo:language="gl" fo:country="ES"/>
    </style:style>
    <style:style style:name="P5"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ize-asian="10.5pt" style:font-style-asian="italic" style:font-style-complex="italic"/>
    </style:style>
    <style:style style:name="P6"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7"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rsid="000bb970" style:font-size-asian="10.5pt"/>
    </style:style>
    <style:style style:name="P8"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9" style:family="paragraph" style:parent-style-name="Standard">
      <style:paragraph-properties fo:margin-left="0.4925in" fo:margin-right="0in" fo:text-align="justify" style:justify-single-word="false" fo:text-indent="0in" style:auto-text-indent="false"/>
      <style:text-properties style:font-name="Courier 10 Pitch" fo:font-size="8pt" fo:language="gl" fo:country="ES" style:font-size-asian="8pt" style:font-size-complex="8pt"/>
    </style:style>
    <style:style style:name="P10" style:family="paragraph" style:parent-style-name="Standard">
      <style:paragraph-properties fo:text-align="justify" style:justify-single-word="false"/>
      <style:text-properties style:font-name="Times New Roman" fo:language="gl" fo:country="ES" officeooo:rsid="000bb970" style:font-size-asian="10.5pt"/>
    </style:style>
    <style:style style:name="P11" style:family="paragraph" style:parent-style-name="Standard">
      <style:paragraph-properties fo:text-align="justify" style:justify-single-word="false"/>
      <style:text-properties style:font-name="Times New Roman" fo:language="gl" fo:country="ES" style:font-size-asian="10.5pt"/>
    </style:style>
    <style:style style:name="P12" style:family="paragraph" style:parent-style-name="Standard" style:list-style-name="L1">
      <style:paragraph-properties fo:text-align="justify" style:justify-single-word="false"/>
      <style:text-properties fo:language="gl" fo:country="ES"/>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14"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15" style:family="paragraph" style:parent-style-name="Heading_20_2">
      <style:paragraph-properties fo:text-align="justify" style:justify-single-word="false"/>
      <style:text-properties fo:language="gl" fo:country="ES"/>
    </style:style>
    <style:style style:name="P16" style:family="paragraph" style:parent-style-name="Heading_20_4">
      <style:paragraph-properties fo:text-align="justify" style:justify-single-word="false"/>
      <style:text-properties fo:language="gl" fo:country="ES"/>
    </style:style>
    <style:style style:name="P17" style:family="paragraph" style:parent-style-name="Heading_20_3">
      <style:paragraph-properties fo:text-align="justify" style:justify-single-word="false"/>
      <style:text-properties fo:language="gl" fo:country="ES"/>
    </style:style>
    <style:style style:name="T1" style:family="text">
      <style:text-properties officeooo:rsid="000bb970"/>
    </style:style>
    <style:style style:name="T2" style:family="text">
      <style:text-properties fo:font-style="italic" style:font-style-asian="italic" style:font-style-complex="italic"/>
    </style:style>
    <style:style style:name="T3" style:family="text">
      <style:text-properties fo:font-style="italic" officeooo:rsid="000bb970" style:font-style-asian="italic" style:font-style-complex="italic"/>
    </style:style>
    <style:style style:name="T4" style:family="text">
      <style:text-properties fo:language="gl" fo:country="ES"/>
    </style:style>
    <style:style style:name="T5" style:family="text">
      <style:text-properties fo:language="gl" fo:country="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ae5df"/>
    </style:style>
    <style:style style:name="T8" style:family="text">
      <style:text-properties officeooo:rsid="001f00c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Xestionando voluntarios </text:h>
      <text:p text:style-name="P11"/>
      <text:p text:style-name="P11">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ais é unha arte no senso de que pode mellorarse a través do estudo e da práctica. </text:p>
      <text:p text:style-name="P11"/>
      <text:p text:style-name="P11">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 -e as consecuencias de non aplicar- as recomendacións que seguen. Sempre que for politicamente correcto fornecer exemplos derivados destes outros proxectos, fareino. </text:p>
      <text:p text:style-name="P11"/>
      <text:p text:style-name="P11">Falando de política, este é un momento tan bo como calquera outro para inspeccionarmos a devandita palabra maligna. A moitos enxeñeiros gústalles pensar que a política é algo no que está envolvida outra xente, ao xeito de "<text:span text:style-name="T2">Eu</text:span> estou avogando polo mellor camiño para o proxecto, mais <text:span text:style-name="T2">Ela</text:span>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 -o mantemento da súa posición de influencia, minar a influencia dun terceiro, "vender motos", ou evitar ferir os sentimentos de alguén- outros integrantes do proxecto poden anoxarse. Por suposto, isto raramente evita que se comporten do mesmo xeito cando son os seus propios intereses os que están en xogo. </text:p>
      <text:p text:style-name="P11"/>
      <text:p text:style-name="P11">Se consideras que "política" é unha palabra porca, e tes esperanzas de manter o teu proxecto libre dela, 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text:span text:style-name="T2">todas</text:span>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p>
      <text:p text:style-name="P11"/>
      <text:p text:style-name="P11">Así, mentres leas os consellos que seguen, e mentres traballes no teu propio proxecto, lembra que <text:span text:style-name="T2">ninguén</text:span>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text:soft-page-break/>mecanismos políticos para xestionar construtivamente o desacordo. </text:p>
      <text:p text:style-name="P11"/>
      <text:h text:style-name="P15" text:outline-level="2">Conseguir o máximo de voluntarios </text:h>
      <text:p text:style-name="P11"/>
      <text:p text:style-name="P11">Por que os voluntarios traballan en proxectos de software libre<text:note text:id="ftn1" text:note-class="footnote"><text:note-citation>1</text:note-citation><text:note-body><text:p text:style-name="P1"><text:s/>Esta cuestión foi estudada en detalle, con resultados interesantes, nun estudo de Karim Lakhani e Robert G. Wolf titulado <text:span text:style-name="T2">Why Hackers Do What They Do: Understanding Motivation and Effort in Free/Open Source Software Projects</text:span> (Por que os Hackers fan o que fan: entendendo a motivación e o esforzo en proxectos de software libre e de código aberto). Bótalle unha ollada a <text:a xlink:type="simple" xlink:href="http://freesoftware.mit.edu/papers/lakhaniwolf.pdf">http://freesoftware.mit.edu/papers/lakhaniwolf.pdf</text:a> </text:p></text:note-body></text:note>? </text:p>
      <text:p text:style-name="P11"/>
      <text:p text:style-name="P11">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p>
      <text:p text:style-name="P11"/>
      <text:p text:style-name="P11">Estas normas non sempre xorden por si soas. Por exemplo, nalgúns proxectos -os desenvolvedores experimentados de software libre probablemente poidan nomear varios de memoria- a xente aparentemente sente que o status é adquirido mediante o envío de mensaxes frecuentes e longas. 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p>
      <text:p text:style-name="P11"/>
      <text:h text:style-name="P17" text:outline-level="3">Delegación </text:h>
      <text:p text:style-name="P11"/>
      <text:p text:style-name="P11">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asoballante, ou pode conducilo a participar doutros xeitos a maiores, <text:soft-page-break/>grazas a un renovado sentimento de compromiso. </text:p>
      <text:p text:style-name="P11"/>
      <text:p text:style-name="P11"><text:span text:style-name="T1">Debido a todos estes efectos, a miúdo ten sentido pedirlle a alguén que faga algo aínda que saibas que ti poderías facelo máis rápido ou mellor. Por suposto, ás veces de tódolos xeitos hai un argumento de estrita eficiencia económica: pode que o custe de oportunidade de facelo por ti mesmo sexa demasiado alto -pode haber algo mesmo máis importante que poidas facer con ese tempo que aforras. Mais mesmo cando o argumento do custe de oportunidade non for relevante, </text:span><text:span text:style-name="T3">aínda así</text:span><text:span text:style-name="T1"> podes queres pedirlle a alguén que faga unha tarefa concreta debido a que no longo prazo queres que esa persoa participe máis 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span></text:p>
      <text:p text:style-name="P11"/>
      <text:h text:style-name="P16" text:outline-level="4">Distingue claramente entre solicitar e asignar </text:h>
      <text:p text:style-name="P11"/>
      <text:p text:style-name="P11">En ocasións é lóxico ter a expectativa de que unha persoa vaia aceptar unha tarefa concreta. Por exemplo, se alguén insire un erro dentro do código, ou fai <text:span text:style-name="T2">commit</text:span>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p>
      <text:p text:style-name="P11"/>
      <text:p text:style-name="P11">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p>
      <text:p text:style-name="P11"/>
      <text:p text:style-name="P11">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p>
      <text:p text:style-name="P11"/>
      <text:p text:style-name="P6">Tarefa asignada para ti, X, debido a que es o que está máis familiarizado con este código. <text:soft-page-break/>Séntete libre de devolveres a asignación se non tiveres tempo de revisala. (E faime saber se prefires non recibir este tipo de solicitudes no futuro). </text:p>
      <text:p text:style-name="P6"/>
      <text:p text:style-name="P11"><text:span text:style-name="T1">Así distínguese claramente a </text:span><text:span text:style-name="T3">solicitude</text:span><text:span text:style-name="T1"> da tarefa da </text:span><text:span text:style-name="T3">aceptación</text:span><text:span text:style-name="T1"> da mesma. A audiencia nestes procesos non é unicamente o delegado, senón todo o mundo; o grupo enteiro observa unha confirmación pública do coñecemento e experiencia do delegado, mais a mensaxe tamén deixa claro que o delegado é libre de aceptar ou declinar a responsabilidade. </text:span></text:p>
      <text:p text:style-name="P11"/>
      <text:h text:style-name="P16" text:outline-level="4">Persevera no delegado </text:h>
      <text:p text:style-name="P11"/>
      <text:p text:style-name="P11">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 -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p>
      <text:p text:style-name="P11"/>
      <text:p text:style-name="P11">O motivo de amosares publicamente a falta de resposta <text:span text:style-name="T2">non</text:span>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p>
      <text:p text:style-name="P11"/>
      <text:h text:style-name="P16" text:outline-level="4">Fíxate no que lle interesa á xente </text:h>
      <text:p text:style-name="P11"/>
      <text:p text:style-name="P11">Outra cousa que fai feliz á xente é que te fixes nos seus intereses -en xeral, cantos máis aspectos da personalidade de alguén teñas presentes e lembres, máis cómodo vai estar este alguén, e máis vai querer traballar en grupos dos que ti formes parte. </text:p>
      <text:p text:style-name="P11"/>
      <text:p text:style-name="P11">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text:span text:style-name="T2">non</text:span>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p>
      <text:p text:style-name="P11"/>
      <text:p text:style-name="P11">Canto máis consciente fores do que a xente quere obter do proxecto, máis eficiente e efectivamente poderás facerlles solicitudes. Simplemente demostrares comprensión do que queren, sen faceres <text:soft-page-break/>ningunha solicitude asociada, xa é útil, dado que lle confirma a cada persoa que non é simplemente unha partícula máis nunha masa amorfa. </text:p>
      <text:p text:style-name="P11"/>
      <text:h text:style-name="P17" text:outline-level="3">Louvanzas e críticas </text:h>
      <text:p text:style-name="P11"/>
      <text:p text:style-name="P11"><text:span text:style-name="T1">Louvanzas e críticas non son antónimos; de feito son moi similares en varias facetas. Ambos son formas de atención primarias, e son máis efectivos cando son específicos que cando son xenéricos. </text:span><text:span text:style-name="T1">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span></text:p>
      <text:p text:style-name="P11"/>
      <text:p text:style-name="P11">Un cuestión interesante da cultura tecnolóxica é que a detallada e desapaixonada crítica a miúdo tómase como una especie de louvanza (como se viu na sección “<text:span text:style-name="T2">Recoñecendo a rudeza</text:span>” no <text:span text:style-name="T2">Capítulo 6 Comunicacións</text:span>), isto débese á implicación subxacente de que o traballo que se está criticando vale suficientemente a pena como para ser analizado polo miúdo. En calquera caso, ambos aspectos; <text:span text:style-name="T2">detallada</text:span> e <text:span text:style-name="T2">desapaixonada</text:span> deben cumprirse para que esta afirmación sexa verdade. Por exemplo, se alguén fixer algunha mudanza chapuceira no código, é inútil (e de feito é contraproducente) comentares o asunto simplemente dicindo "Fixeches unha chapuza". Ser un chapuzas é, ao final, unha característica da <text:span text:style-name="T2">persoa</text:span>,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p>
      <text:p text:style-name="P11"/>
      <text:p text:style-name="P11">Se alguén non mellorar tras as críticas, a solución non é máis, ou peor crítica. A solución é que o grupo elimine esa persoa do traballo non que é incompetente, nun xeito no que se minimice tanto como for posible ferir os seus sentimentos; na sección “<text:span text:style-name="T2">Transicións</text:span>” ao final deste capítulo podes ver uns exemplos. Este é habitualmente <text:s/>un caso raro. A maioría da xente responde bastante ben á crítica específica, detallada e que contén unha clara (mesmo aínda que non sexa explícita) esperanza de mellora. </text:p>
      <text:p text:style-name="P11"/>
      <text:p text:style-name="P11">As louvanzas non feren os sentimentos de ninguén, por suposto, mais iso non significa que deban ser empregadas con menor coidado que as críticas. A louvanzas son unha ferramenta: antes de usala, pregúntate a ti mesmo <text:span text:style-name="T2">por que</text:span> queres usala. Como regra, non é unha boa idea louvar a xente por faceren aquelo que acostuman a facer, ou por accións que son normais ou parte da súa participación no grupo. Se fixeses isto, sería difícil saber cando parar: deberías gabar a <text:span text:style-name="T2">todo o mundo</text:span>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p>
      <text:p text:style-name="P11"/>
      <text:p text:style-name="P11"><text:span text:style-name="T1">Isto non quere dicir que a contribución desta persoa non deba ser recoñecida, por suposto. Mais recorda </text:span><text:soft-page-break/><text:span text:style-name="T1">que se o proxecto estiver ben configurado, todo o que esa 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ext:span><text:span text:style-name="T1">traballo. Probablemente non sexa necesario facer estas cousas dun xeito calculado. Alguén que regularmente faga grandes contribucións nun proxecto saberao, e ocupará por defecto unha posición de influencia. Normalmente non é necesario dar pasos explícitos para asegurar isto, a non ser que sintas que, pola razón que sexa, un contribuínte está sendo infravalorado. </text:span></text:p>
      <text:p text:style-name="P11"/>
      <text:h text:style-name="P17" text:outline-level="3">Evita a territorialidade </text:h>
      <text:p text:style-name="P11"/>
      <text:p text:style-name="P11">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text:span text:style-name="T2">conquistada</text:span>. Mesmo se a persoa que desexa a autoridade realmente é competente, segue sendo crucial que atesoure esa autoridade dun xeito informal, a través do consenso do grupo, e que a autoridade nunca provoque que exclúa os demais do traballo nesa área. </text:p>
      <text:p text:style-name="P11"/>
      <text:p text:style-name="P11">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p>
      <text:p text:style-name="P11"><text:s/></text:p>
      <text:p text:style-name="P11">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p>
      <text:p text:style-name="P11"/>
      <text:p text:style-name="P6"><text:span text:style-name="T1">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text:span><text:soft-page-break/><text:span text:style-name="T1">liña? Quitas a etiqueta de autor doutro contribuínte cando refactorizas o seu código nun 95%? Que fas coa xente que toca cada ficheiro, mudando unicamente o necesario para facerse o autor virtual segundo as etiquetas de autor, de xeito que o seu nome estea en todos lados?</text:span></text:p>
      <text:p text:style-name="P5"/>
      <text:p text:style-name="P5">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poder esquecerte?</text:p>
      <text:p text:style-name="P5"/>
      <text:p text:style-name="P10">Os ficheiros fonte dun proxecto de software son o núcleo da súa identidade. Deberían reflectir o feito de que a comunidade de desenvolvemento no seu conxunto é a responsable del, e non estar dividido en pequena leiras.</text:p>
      <text:p text:style-name="P10"/>
      <text:p text:style-name="P11"><text:span text:style-name="T1">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text:span><text:span text:style-name="T1"><text:note text:id="ftn2" text:note-class="footnote"><text:note-citation>2</text:note-citation><text:note-body><text:p text:style-name="Footnote"><text:span text:style-name="T4">Mais podes ver o fío titulado "</text:span><text:span text:style-name="T5">Having authors names in .py files</text:span><text:span text:style-name="T4">" en </text:span><text:a xlink:type="simple" xlink:href="http://groups.google.com/group/sage-devel/browse_thread/thread/e207ce2206f0beee">http://groups.google.com/group/sage-devel/browse_thread/thread/e207ce2206f0beee</text:a><text:span text:style-name="T4">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text:span></text:p></text:note-body></text:note></text:span><text:span text:style-name="T1">.</text:span></text:p>
      <text:p text:style-name="P10"/>
      <text:p text:style-name="P11"><text:span text:style-name="T1">Se o teu proxecto decide prohibir os nomes individuais nos ficheiros fonte, asegúrate de non meteres a zoca. Por exemplo, moitos proxectos teñen unha área de </text:span><text:span text:style-name="T3">contrib/</text:span><text:span text:style-name="T1">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text:span></text:p>
      <text:p text:style-name="P10"><text:s/></text:p>
      <text:p text:style-name="P9"># indexclean.py: Borra datos antigos orixinados por un índice. </text:p>
      <text:p text:style-name="P9"># </text:p>
      <text:p text:style-name="P9"># Autor Orixinal: K. Maru &amp;lt;kobayashi@yetanotheremailservice.com&amp;gt; </text:p>
      <text:p text:style-name="P9"># Agora Mantido Por: O Proxecto Scanley &amp;lt;http://www.scanley.org/&amp;gt; </text:p>
      <text:p text:style-name="P9"># <text:s text:c="19"/>e K. Maru. </text:p>
      <text:p text:style-name="P9"># </text:p>
      <text:p text:style-name="P9"># ... </text:p>
      <text:p text:style-name="P13"/>
      <text:p text:style-name="P11">Mais é mellor evitares estes compromisos, na medida que for posible, e a maioría dos autores están dispostos a seren persuadidos, porque se senten felices de que a súa contribución se converta nun parte <text:soft-page-break/>máis integral do proxecto. </text:p>
      <text:p text:style-name="P11"/>
      <text:p text:style-name="P11">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p>
      <text:p text:style-name="P11"/>
      <text:h text:style-name="P17" text:outline-level="3">A relación de automatización </text:h>
      <text:p text:style-name="P11"/>
      <text:p text:style-name="P11">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p>
      <text:p text:style-name="P11"/>
      <text:p text:style-name="P11">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text:span text:style-name="T2">ese</text:span> número aínda hai que multiplicalo polo número de desenvolvedores. </text:p>
      <text:p text:style-name="P11"/>
      <text:p text:style-name="P11">Aquí estou a empregar o termo "automatización" nun senso amplo, para dar a entender non unicamente tarefas repetitivas onde unha ou dúas variables mudan de cada vez, senón tamén calquera tipo de infraestrutura técnica que axude os humanos. A automatización mínima estándar precisa para levar a cabo un proxecto a día de hoxe describiuse no <text:span text:style-name="T2">Capítulo 3 Infraestrutura Técnica</text:span>,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 -mais é rendible, mesmo se a súa configuración che custa un día ou máis. O beneficio xeral de ter páxinas actualizadas dispoñibles en todo momento é enorme, mesmo se o custo de <text:span text:style-name="T2">non</text:span> telas puidese parecerlle un tema menor nun momento concreto a algún desenvolvedor concreto. </text:p>
      <text:p text:style-name="P11"/>
      <text:p text:style-name="P11">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p>
      <text:p text:style-name="P11"><text:soft-page-break/></text:p>
      <text:h text:style-name="P16" text:outline-level="4">Probas automáticas </text:h>
      <text:p text:style-name="P11"/>
      <text:p text:style-name="P11"><text:span text:style-name="T1">As execucións automáticas de probas son útiles para calquera proxecto de software, 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 -tes que adiviñar onde puideches romper algo, e probar varios experimentos para comprobares se o fixeches ou non- ter mecanismos automatizados para detectar estes erros afórralle ao proxecto </text:span><text:span text:style-name="T3">unha chea</text:span><text:span text:style-name="T1"> de tempo. A maiores, tamén consegue que a xente se sinta máis relaxada á hora de refactorizar grandes conxuntos de código, e polo tanto contribúe a manter a longo prazo o software. </text:span></text:p>
      <text:p text:style-name="P11"/>
      <text:h text:style-name="P3" text:outline-level="5">Probas de regresión </text:h>
      <text:p text:style-name="P8"/>
      <text:p text:style-name="P8">As <text:span text:style-name="T2">probas de regresión</text:span>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p>
      <text:p text:style-name="P8"/>
      <text:p text:style-name="P8">Como resposta a esta problemática, moitos proxectos teñen unha <text:span text:style-name="T2">colección de probas</text:span><text:span text:style-name="T6">,</text:span> un programa separado que invoca o software do proxecto en casuísticas nas que se sabe que no pasado se producían erros. Se a colección de probas fai que aparezan algúns deste erros, entón este feito coñécese como <text:span text:style-name="T2">regresión</text:span><text:span text:style-name="T6">,</text:span> o que quere dicir que as mudanzas feitas por alguén reabriron un erro previamente reparado. </text:p>
      <text:p text:style-name="P8"/>
      <text:p text:style-name="P8">Bótalle unha ollada a <text:a xlink:type="simple" xlink:href="http://en.wikipedia.org/wiki/Regression_testing">http://en.wikipedia.org/wiki/Regression_testing</text:a> <text:s/></text:p>
      <text:p text:style-name="P8"/>
      <text:p text:style-name="P11">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p>
      <text:p text:style-name="P11"/>
      <text:p text:style-name="P11">Moitos proxectos observan con decisión a regra de "<text:span text:style-name="T2">Non rompas o que funciona!</text:span>",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text:soft-page-break/>resultados por correo-e á lista de desenvolvemento ou a listas dedicadas aos resultados das probas; este é outro exemplo de automatización que vale a pena. </text:p>
      <text:p text:style-name="P11"/>
      <text:p text:style-name="P11">A maioría dos desenvolvedores voluntarios están dispostos a empregaren tempo extra en escribir probas de regresión, sempre e cando o sistema de comprobacións for comprensible e fácil traballar con el. O acompañamento das mudanzas coas 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corrección do erro, polo que se torna imperativo que a experiencia de usuario coa colección de comprobacións non sexa máis dolorosa do imprescindible. </text:p>
      <text:p text:style-name="P11"/>
      <text:p text:style-name="P11">Algúns proxectos aínda van alén disto, requirindo que unha nova comprobación acompañe <text:span text:style-name="T2">cada</text:span> solución de erros ou nova funcionalidade. Pode ser unha boa idea ou non en función de varios factores: a natureza do software, a predisposición do equipo de desenvolvemento, e a dificultade de escribir novas comprobacións. O proxecto CVS (<text:a xlink:type="simple" xlink:href="http://www.cvshome.org/">http://www.cvshome.org/</text:a>)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text:span text:style-name="T2">sanity.sh</text:span>) moi difícil de ler, modificar ou estender. A dificultade de engadir novos casos de proba, combinada co requisito de que os parches deben estar acompañados de novas comprobacións, provoca que efectivamente CVS free o envío de parches. Cando traballaba en CVS, ás veces vin xente comezar ou mesmo rematar un parche para CVS, mais renderse e abandonar cando lles mencionaba o requisito de que tiñan que engadir un novo caso de proba ao ficheiro <text:span text:style-name="T2">sanity.sh</text:span> </text:p>
      <text:p text:style-name="P11"/>
      <text:p text:style-name="P11">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mpo rosmaban cando tiñan que engadir un novo caso de proba. </text:p>
      <text:p text:style-name="P11"/>
      <text:p text:style-name="P11">Esta situación debíase a un fallo de parte a parte na consideración da relación de automatización. É certo que facer a mudanza a un marco de comprobacións real -tanto fose personalizado como empregado así como saía da caixa- tería sido un esforzo moi grande<text:note text:id="ftn3" text:note-class="footnote"><text:note-citation>3</text:note-citation><text:note-body><text:p text:style-name="P2">Ten en conta que non había a necesidade de converter todas as probas preexistentes ao novo marco/ferramenta de comprobación; os dous marcos/ferramentas poderían convivir, convertendo unicamente aquelas comprobacións que precisaran ser actualizadas</text:p></text:note-body></text:note>. Mais negarse a facelo tivo un custo moito maior para o proxecto, ao longo dos anos. Cantas correccións de erros e novas funcionalidades <text:span text:style-name="T2">non</text:span>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p>
      <text:p text:style-name="P11"/>
      <text:p text:style-name="P11">A cuestión non está en que ter requisitos estritos de escritura de comprobacións sexa malo, nin peor que <text:soft-page-break/>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deberás facer algo. O mesmo pensamento pode estenderse para calquera proceso rutineiro que se torna nunha barreira ou gargalo. </text:p>
      <text:p text:style-name="P11"/>
      <text:h text:style-name="P17" text:outline-level="3">Trata a cada usuario como a un potencial voluntario </text:h>
      <text:p text:style-name="P11"><text:s/></text:p>
      <text:p text:style-name="P11"><text:span text:style-name="T1">Todo contacto cun usuario é unha oportunidade para captares un novo voluntario. Cando un usuario se molesta en enviar unha mensaxe a unha lista de correo ou cubrir un erro no notificador de erros, está </text:span><text:span text:style-name="T1">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span></text:p>
      <text:p text:style-name="P11"/>
      <text:p text:style-name="P11">Non limites os teus obxectivos para conseguires novos desenvolvedores e persoas que documenten. Por exemplo, formar xente para escribir bos informes de erros paga a pena a longo prazo, se non empregares <text:span text:style-name="T2">demasiado</text:span> tempo por persoa e se eles van a enviar máis informes no futuro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text:span text:style-name="T2">si</text:span> é un erro. A xente desexa que a escoiten. Ademais, desexa que os erros sexan resoltos. Aínda que non se poida resolver o erro de inmediato, sempre se pode escoitar os colaboradores. </text:p>
      <text:p text:style-name="P11"/>
      <text:p text:style-name="P11">Un corolario disto é que os desenvolvedores non deberían expresar enfado ante a xente que envía informes ben intencionados aínda que vagos. Esta é a miña maior queixa; vexo a desenvolvedores facelo en todo momento en varias listas de correo de proxectos de software libre e o dano que iso fai é palpable. Algún usuario novo non informático pode escribir un informe non inútil, como o que segue: </text:p>
      <text:p text:style-name="P11"/>
      <text:p text:style-name="P7">Ei, non son capaz de arrincar Scanley. Cada vez que arrinco, só aparecen erros. Sofre alguén este mesmo problema?</text:p>
      <text:p text:style-name="P7"/>
      <text:p text:style-name="P10">Algún desenvolvedor -que ten visto este tipo de informes máis dunha vez e non se parou a pensar que o novato non- responderá algo como isto:</text:p>
      <text:p text:style-name="P10"/>
      <text:p text:style-name="P7">Que pensas que podemos facer con tan pouca información? A ver. Indícanos algúns detalles como a versión de Scanley, que sistema operativo usas e os erros que amosa.</text:p>
      <text:p text:style-name="P10"/>
      <text:p text:style-name="P11"><text:span text:style-name="T1">Este desenvolvedor non se parou a observar o problema desde o punto de vista do usuario e tampouco ten considerado o efecto nocivo que pode ter unha resposta dese estilo en toda a </text:span><text:span text:style-name="T3">outra</text:span><text:span text:style-name="T1"> xente vendo o </text:span><text:span text:style-name="T1">intercambio de correos. Evidentemente, un usuario sen experiencia en programación nin en informes de erros, non saberá como enviar un. O mellor modo de xestionar a súa contribución é aprenderlle. E facelo dun modo que volvan por máis.</text:span></text:p>
      <text:p text:style-name="P10"/>
      <text:p text:style-name="P8"><text:soft-page-break/><text:span text:style-name="T1">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text:span><text:a xlink:type="simple" xlink:href="http://www.scanley.org/how_to_report_a_bug.html"><text:span text:style-name="T1">http://www.scanley.org/how_to_report_a_bug.html</text:span></text:a><text:span text:style-name="T1"> <text:s/>para máis información.</text:span></text:p>
      <text:p text:style-name="P7"/>
      <text:p text:style-name="P11"><text:span text:style-name="T1">Esta resposta é moito máis efectiva xa que está escrita desde o punto de vista do usuario. Punto un, expresa empatía: </text:span><text:span text:style-name="T3">tes un problema e nós sentímolo</text:span><text:span text:style-name="T1">. (Isto non é preciso en cada resposta; depende da severidade do problema e como de frustrado se mostre o usuario). Punto dous, en vez de botarlle en cara que non sabe como enviar un informe de erro, a resposta dille como facelo, con suficiente detalle para que sexa útil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precisa para resolver o erro. Idealmente, o documento vai evoluír co tempo en resposta ás omisións e equivocacións máis habituais dos usuarios.</text:span></text:p>
      <text:p text:style-name="P10"/>
      <text:p text:style-name="P11"><text:span text:style-name="T1">As instrucións para enviar erros do proxecto Subversion son un bo exemplo (ver o </text:span><text:span text:style-name="T3">Apéndice D Exemplo de instrucións para informar de erros</text:span><text:span text:style-name="T1">). Nótese como se finaliza cunha invitación para resolver o erro. Isto non se fai porque leve a mellores relacións de informes/parches enviados -a maioría dos usuarios que saben arranxar os erros, tamén saben que os parche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parches que outros envían, etc. A chave reside en facer explícito que non hai diferenza </text:span><text:span text:style-name="T3">innata</text:span><text:span text:style-name="T1"> entre o usuario que informa do erro e a persoas que colaboran no proxecto -a diferenza radica en canto tempo e esforzo un pon no proxecto, non en quen é.</text:span></text:p>
      <text:p text:style-name="P10"/>
      <text:p text:style-name="P10">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text:p>
      <text:p text:style-name="P10"/>
      <text:p text:style-name="P7">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text:p>
      <text:p text:style-name="P7"/>
      <text:p text:style-name="P11"><text:span text:style-name="T1">A resposta inicial a esta mensaxe foi sorprendentemente contida: a xente indicou que o proxecto tiña </text:span><text:span text:style-name="T1">establecido unha política de non ofrecer binarios oficiais, e dito isto con diferentes graos de irritación, invitábase a este usuario a producir por si mesmo os binarios se eran tan importantes para el. Créase ou non, a seguinte mensaxe deste usuario comezou así:</text:span></text:p>
      <text:p text:style-name="P10"/>
      <text:p text:style-name="P7"><text:soft-page-break/>Antes de nada, dicir que creo que o proxecto Subversion é un gran proxecto e realmente aprecio os esforzos de todo o mundo que colabora nel. [...]</text:p>
      <text:p text:style-name="P11"/>
      <text:p text:style-name="P11">... e entón voltou <text:span text:style-name="T2">de novo</text:span>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na sección “<text:span text:style-name="T2">Tolerancia cero coa mala educación</text:span>” no <text:span text:style-name="T2">Capítulo 2 Primeiros pasos</text:span> aplícase ás persoas coas que o proxecto ten (o debería ter) unha interacción sostida no tempo, mais cando alguén se postula como unha fonte de malos modais desde o comezo, non paga a pena facer que se sinta como na casa. </text:p>
      <text:p text:style-name="P11"/>
      <text:p text:style-name="P11">Afortunadamente, tales situacións son raras e son aínda moito máis infrecuentes naqueles proxectos que fan o esforzo de integrar os novos participantes de modo construtivo e cortesmente desde o inicio. </text:p>
      <text:p text:style-name="P11"/>
      <text:h text:style-name="P15" text:outline-level="2">Comparte as tarefas de xestión así como as técnicas </text:h>
      <text:p text:style-name="P11"/>
      <text:p text:style-name="P11">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na práctica dáse máis unha topoloxía de redes igualitarias antes que unha estrutura de estilo militar. </text:p>
      <text:p text:style-name="P11"/>
      <text:p text:style-name="P11">Algunhas veces, os roles de xestión están formalizados e outros emerxen de modo espontáneo. No proxecto Subversion, temos un xestor de parche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na sección “xestión de publicacións” e na sección <text:s/>“ditadura do propietario das publicacións” con anterioridade neste capítulo). </text:p>
      <text:p text:style-name="P11"/>
      <text:p text:style-name="P11">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p>
      <text:p text:style-name="P11"/>
      <text:p text:style-name="P11">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p>
      <text:p text:style-name="P11"/>
      <text:h text:style-name="P17" text:outline-level="3"><text:soft-page-break/>Xestor de parches</text:h>
      <text:p text:style-name="P11"/>
      <text:p text:style-name="P11">Nun proxecto de software libre que recibe moitos <text:span text:style-name="T8">parches</text:span>, facer seguimento de cada un deles pode ser un pesadelo, especialmente se se fixer dun modo descentralizado. A maioría dos parches son enviados como mensaxes á lista de correo (aínda que algún deles pode ser enviado ao xestor de incidencias, ou ter aparecido nalgún sitio web), e existen varios camiños que poden seguir desde ese momento. </text:p>
      <text:p text:style-name="P11"/>
      <text:p text:style-name="P11">Ás veces, alguén revisa o parches atopa algún problema e encamíñao ao autor orixinal para que corrixa os erros. Este proceso habitualmente leva a un proceso iterativo -sempre visible a través da lista de correo- no que o autor orixinal envía versións sucesivas do parche ata que ninguén ten nada máis que criticar. Non sempre é sinxelo saber cando remata o proceso: se o revisor fixer commit do parche, claramente o proceso está completo. Mais se non for así, podo ser porque non tivo tempo, ou non ten acceso de commit e non puido falar con outros desenvolvedores para que o fixesen. </text:p>
      <text:p text:style-name="P11"/>
      <text:p text:style-name="P11">Outra resposta frecuente é un debate espontáneo, non necesariamente sobre o parche, senón sobre se o concepto detrás do parche é adecuado. Por exemplo, o parche pode ter un erro, mais o proxecto prefire arranxalo doutro modo, como parte dunha estratexia para resolver unha clase máis xeral de problemas. Habitualmente, isto non se sabe por adiantado, é o mesmo parche o que fai o descubrimento. </text:p>
      <text:p text:style-name="P11"/>
      <text:p text:style-name="P11"><text:span text:style-name="T1">Ocasionalmente, o parche atópase con silencio absoluto. Isto soe acontecer porque ningún desenvolvedor ten tempo </text:span><text:span text:style-name="T3">nese preciso instante</text:span><text:span text:style-name="T1"> para revisalo, e cada un deles espera que outro o revise. Debido a que non hai un límite específico sobre canto unha persoa pode esperar para que alguén responda e que poden chegar novas prioridades ao proxecto, é moi sinxelo que un parche pase desapercibido. O proxecto pode estar perdendo un bo parche, mais existen outros efectos colaterais peores que este: é desalentador para o autor -quen ten invertido traballo no parche- e transmite que o proxecto non está ó día, sobre todo con esa xente que escribe e envía parches. </text:span></text:p>
      <text:p text:style-name="P11"/>
      <text:p text:style-name="P11">O traballo do xestor de parches é asegurarse de que os parches non se perden no vacuo. Isto faise seguindo a evolución de cada parche con algunha clase de táboa de estado. O xestor de parches vixía cada lista de correo na que se envían parches. Se o envío do parche finaliza en commit, non fai nada. Se entra nun proceso interactivo de revisión, tendo unha versión do parche definitiva mais non se fai commit, preocúpase de cubrir unha incidencia que apunte a esa versión final do parche e á lista de correo na que sucedeu, para que sexa sinxelo que os desenvolvedores o revisen máis tarde. Se o parche ten a ver cunha incidencia concreta, anota toda esa información baixo a incidencia existente. </text:p>
      <text:p text:style-name="P11"/>
      <text:p text:style-name="P11">Cando un parche non xera ningunha reacción, o xestor de parches espera uns poucos días, e entón pregunta se alguén vai revisalo. En xeral, isto xera algunha reacción: un desenvolvedor pode explicar que o parche non debería ser aplicado ou pode revisalo el mesmo, dando lugar a un dos camiños expostos anteriormente. Se non houber resposta, o xestor de parche pode (ou non) cubrir unha incidencia para o parche segundo mellor vexa, mais polo menos o autor orixinal obtén <text:span text:style-name="T2">algún</text:span> feedback. </text:p>
      <text:p text:style-name="P11"/>
      <text:p text:style-name="P11">Para o proxecto Subversion, ter un xestor de parche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parches elimina este tipo de dúbidas e cuestións. Cada desenvolvedor toma a decisión que mellor lle veña no mesmo momento en que ve o parche: se desexa seguilo e revisalo, pode facelo. Se vai ignoralo, iso tamén está ben, xa que o xestor <text:soft-page-break/>do parche fará que non fique no esquecemento. </text:p>
      <text:p text:style-name="P11"/>
      <text:p text:style-name="P11">Este sistema funciona só se a xente pode confiar en que o xestor de parche vai estar aí sempre, o rol debe ser formalmente declarado. En Subversion, publicitámolo nas listas de correo de usuarios e desenvolvedores, obtendo bastantes voluntarios e escollendo ó primeiro que respondeu. Cando esta persoa tivo que deixalo (ver a sección “<text:span text:style-name="T2">Transicións</text:span>” máis adiante neste capítulo), fixemos o mesmo de novo. Nunca se tentou ter varias persoas co mesmo rol, debido á sobrecarga en comunicacións que requiriría entre ambos, mais talvez en proxectos con moita carga de parches, un equipo de xestores de parches teña sentido. </text:p>
      <text:p text:style-name="P11"/>
      <text:h text:style-name="P17" text:outline-level="3">Xestor das traducións </text:h>
      <text:p text:style-name="P11"/>
      <text:p text:style-name="P11">Nos proxectos de software, "tradución" pode referirse a cousas moi diferentes. Por un lado, pode ter que ver coa tradución da documentación a outras linguaxes, polo outro, pode referirse á tradución da aplicación -é dicir, facer que as 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p>
      <text:p text:style-name="P11"/>
      <text:p text:style-name="P10">No proxecto Subversion, temos a unha única persoa xestionando ambas. Esta persoa non escribe as traducións por si mesmo, desde logo -pode botar unha man nunha ou dúas, mais precisaría falar 10 linguas (12 dialectos) para traballar en todas elas! O seu labor ten que ver coa xestión de voluntarios e equipos de tradución: axúdaos a coordinárense entre eles, e esta persoa é o punto común entre todos os equipos e o resto do proxecto. </text:p>
      <text:p text:style-name="P11"/>
      <text:p text:style-name="P11">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p>
      <text:p text:style-name="P11"/>
      <text:p text:style-name="P11">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text:span text:style-name="T2">outro</text:span> tradutor. Unha vez que se consegue a xente suficiente, o xestor ocúpase de todo o relativo a darlle acceso de commiter, informalos sobre as convencións do proxecto (tales como escribir mensaxes de log) e fai o seguimento oportuno para que sigan esas convencións. </text:p>
      <text:p text:style-name="P11"/>
      <text:p text:style-name="P11">As conversas entre os desenvolvedores e o xestor de traducións, ou entre este e os equipos de <text:soft-page-break/>tradución, mantéñense na lingua franca do proxecto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p>
      <text:p text:style-name="P11"/>
      <text:p text:style-name="P11">As conversas <text:span text:style-name="T2">dentro</text:span> 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p>
      <text:p text:style-name="P11"/>
      <text:h text:style-name="P16" text:outline-level="4">Internacionalización fronte a localización </text:h>
      <text:p text:style-name="P11"/>
      <text:p text:style-name="P8"><text:span text:style-name="T2">Internacionalización </text:span>(<text:span text:style-name="T2">I18N</text:span><text:span text:style-name="T6">)</text:span> e <text:span text:style-name="T2">localización</text:span> (<text:span text:style-name="T2">L10N</text:span><text:span text:style-name="T6">)</text:span> refírense ao proceso de adaptación dun programa a outros entornos lingüísticos e culturais diferentes do orixinal onde foi creado. Embora sexa trocado habitualmente o uso dos termos, non se refiren ao mesmo. Como <text:a xlink:type="simple" xlink:href="http://en.wikipedia.org/wiki/G11n">http://en.wikipedia.org/wiki/G11n</text:a> describe: </text:p>
      <text:p text:style-name="P8"/>
      <text:p text:style-name="P14">A distinción entre eles é sutil aínda que importante: a internacionalización é a adaptación de produtos para o seu <text:span text:style-name="T2">potencial</text:span> uso en todas partes, mentres a localización ten a ver con engadir funcionalidades <text:span text:style-name="T2">específicas</text:span> para o seu uso en determinadas contornas. </text:p>
      <text:p text:style-name="P8"/>
      <text:p text:style-name="P8"><text:span text:style-name="T1">Por exemplo, o feito de mudar o teu programa para que use Unicode (</text:span><text:a xlink:type="simple" xlink:href="http://en.wikipedia.org/wiki/Unicode"><text:span text:style-name="T1">http://en.wikipedia.org/wiki/Unicode</text:span></text:a><text:span text:style-name="T1">)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span></text:p>
      <text:p text:style-name="P8"/>
      <text:p text:style-name="P8">Así, as tarefas do xestor de traducións refírense principalmente á localización, non á internacionalización. </text:p>
      <text:p text:style-name="P8"/>
      <text:h text:style-name="P17" text:outline-level="3">Xestor de documentación </text:h>
      <text:p text:style-name="P11"/>
      <text:p text:style-name="P11">O mantemento da documentación é unha tarefa que nunca remata. Cada nova funcionalidade ou mellora introducida no código pode esixir unha mudanza na documentación. Ademais, cando a documentación dun proxecto atinxir un certo nivel de completitude, verás que moitos dos parches que a xente envía son para a documentación, non para o código. Isto débese a que hai máis xente competente para resolver erros na prosa que no código: tódolos usuarios son lectores, mais só uns poucos son programadores. </text:p>
      <text:p text:style-name="P11"/>
      <text:p text:style-name="P11">Os parche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parches de documentación que para os de código. Por outra banda, a maioría dos parches probablemente precisarán de algún axuste, de cara a manter unha voz única ao <text:soft-page-break/>longo de toda a documentación. En moitos casos, os parches estarán solapados ou afectarán a outros parches, e precisarán ser axustados antes de facerse commit con eles. </text:p>
      <text:p text:style-name="P11"/>
      <text:p text:style-name="P11">Dadas as esixencias de xestión dos parche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parches dun modo integrado. </text:p>
      <text:p text:style-name="P11"/>
      <text:p text:style-name="P11">Evidentemente, isto non impide que outras persoas poidan enviar e aplicar mudanzas na documentación, especialmente os pequenos. O mesmo xestor de parches (ver a sección “<text:span text:style-name="T2">Xestor de Parches</text:span>” anteriormente neste mesmo capítulo) pode facer seguimento tanto dos parches de código como dos de documentación, cubríndoos onde os equipos de desenvolvemento e documentación estiveren habituados a recibilos. (Se a cantidade de parches en total excede o que unha persoa pode seguir, dividir o traballo entre un xestor de parche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que <text:span text:style-name="T2">outros</text:span> fan sobre a documentación, revisar parches á documentación e usar toda esas fontes de información para facer o que for necesario para manter a documentación nun bo estado. </text:p>
      <text:p text:style-name="P11"/>
      <text:h text:style-name="P17" text:outline-level="3">Xestor de incidencias </text:h>
      <text:p text:style-name="P11"/>
      <text:p text:style-name="P11"><text:span text:style-name="T1">O número de incidencias no sistema de xestión de erros do proxecto crece proporcionalmente co número de xente que usa o programa. Embora arranxes erros e distribúas unha aplicación cada vez </text:span><text:span text:style-name="T1">máis robusta, deberías esperar que o número de erros abertos medre. Tamén se incrementará a frecuencia de erros duplicados, así como a de aqueles incompletos ou pobremente descritos. </text:span></text:p>
      <text:p text:style-name="P11"/>
      <text:p text:style-name="P11">Os xestores de erros axudan a aliviar eses problemas mediante a revisión de todo o que se vai introducindo na base de datos, e de forma periódica buscando problemas específicos. A tarefa máis 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o que é unha das principais vantaxes de ter unha pouca xente especializada, en vez de ter a todo o mundo tratando de facelo <text:span text:style-name="T2">ad hoc</text:span>. Cando un grupo trata de facelo dun modo descentralizado, ninguén adquire un coñecemento profundo do contido da base de datos. </text:p>
      <text:p text:style-name="P11"/>
      <text:p text:style-name="P11">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p>
      <text:p text:style-name="P11"/>
      <text:p text:style-name="P11">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text:soft-page-break/>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text:note text:id="ftn4" text:note-class="footnote"><text:note-citation>4</text:note-citation><text:note-body><text:p text:style-name="Footnote">IssueZilla é un sistema xestor de erros descendente de BugZilla</text:p></text:note-body></text:note>. Como norma, cada nova versión de Subversion ten unha nova funcionalidade e un conxunto de erros resoltos. Nós asignamos o milestone adecuado a tódalas incidencias planeadas para esa versión (incluíndo a nova funcionalidade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p>
      <text:p text:style-name="P11"/>
      <text:p text:style-name="P11">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p>
      <text:p text:style-name="P11"/>
      <text:h text:style-name="P17" text:outline-level="3">Xestor da FAQ (Preguntas Frecuentes) </text:h>
      <text:p text:style-name="P11"/>
      <text:p text:style-name="P11">Contra todo prognóstico, o mantemento da FAQ é un problema complexo. A diferenza da maioría dos documentos dun proxecto, cuxos contidos son planeados por adiantado polos propios autores, a FAQ é un documento reactivo (ver a sección “<text:span text:style-name="T2">Mantendo unha FAQ</text:span>”). Non importa como de grande for, é 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ligazóns que deberían estar mais non están- debido a que os elementos relacionados foron engadidos un ano atrás. </text:p>
      <text:p text:style-name="P11"/>
      <text:p text:style-name="P11">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p>
      <text:p text:style-name="P11"/>
      <text:p text:style-name="P11">Esta persoa, habitualmente convértese no experto por defecto no formato da FAQ. Hai un montón de <text:soft-page-break/>pequenos detalles ao redor de manter unha FAQ (ver a sección “<text:span text:style-name="T2">Trata todos os recursos coma ficheiros</text:span>” no <text:span text:style-name="T2">Capítulo 6 Comunicacións</text:span>); cando xente aleatoria a edita, algunhas veces van esquecer certos detalles. Non hai problema por iso, sempre e cando o xestor da FAQ estiver aí para resolver o problema. </text:p>
      <text:p text:style-name="P11"/>
      <text:p text:style-name="P11">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a sección “<text:span text:style-name="T2">Wikis</text:span>” no <text:span text:style-name="T2">Capítulo 3 Infraestrutura Técnica</text:span>). Particularmente, isto ocorre con Faq-O-Matic (<text:a xlink:type="simple" xlink:href="http://faqomatic.sourceforge.net/">http://faqomatic.sourceforge.net/</text:a>), aínda que é posible que os casos que teño visto foran simplemente abusos que foron máis alá das intencións orixinais para o que Faq-O-Matic fora pensado. En calquera caso, aínda que a descentralización da edición e mantemento da FAQ reduce 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p>
      <text:p text:style-name="P11"/>
      <text:p text:style-name="P11">Bótalle un ollo ao artigo de Michael Kerner <text:span text:style-name="T2">A FAQ das FAQs</text:span>, en <text:a xlink:type="simple" xlink:href="http://osdir.com/Article1722.phtml">http://osdir.com/Article1722.phtml</text:a> <text:s/>para obteres descricións e avaliacións detalladas de ferramentas de mantemento de FAQs con software libre. </text:p>
      <text:p text:style-name="P11"/>
      <text:h text:style-name="P15" text:outline-level="2">Transicións </text:h>
      <text:p text:style-name="P11"/>
      <text:p text:style-name="P11"><text:span text:style-name="T1">A veces ocorre que, un voluntario nunha posición de responsabilidade (por exemplo: xestor de parches, de tradución, etc) será incapaz de levar a cabo as tarefas requiridas. Isto pode deberse a que son maiores que as que se anticiparan, ou por outro tipo de factores externos: mudanza do estado civil, situacións familiares novas como ter un fillo, un novo emprego, etc. </text:span></text:p>
      <text:p text:style-name="P11"/>
      <text:p text:style-name="P11">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p>
      <text:p text:style-name="P11"/>
      <text:p text:style-name="P11">Polo tanto, depende totalmente de ti e das outras persoas no proxecto decatarvos do que está a ocorrer -ou do que non está a ocorrer-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text:soft-page-break/>encomendadas, existe un contexto xa para a túa <text:span text:style-name="T2">seguinte</text:span> mensaxe pública: unha petición de novos voluntarios para que ocupen ese rol. </text:p>
      <text:p text:style-name="P11"/>
      <text:p text:style-name="P11">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p>
      <text:p text:style-name="P11"/>
      <text:p text:style-name="P11">Primeiro, asegúrate de que non está errado. Fala en privado con outras persoas do proxecto para ver se eles concordan contigo e o problema é tan serio como ti pensas que é. Embora xa esteas seguro, isto serve para facerlle ver aos demais que estás a considerar pedirlle á persoa que dea o relevo do rol. Habitualmente ninguén terá obxeccións -a xente estará contenta de que deas a cara para facer unha tarefa ingrata, e así eles non teñen que facelo! </text:p>
      <text:p text:style-name="P11"/>
      <text:p text:style-name="P11">A continuación, contacta <text:span text:style-name="T2">en privado</text:span>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p>
      <text:p text:style-name="P11"/>
      <text:p text:style-name="P11"><text:span text:style-name="T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text:span><text:span text:style-name="T1">voluntario. </text:span></text:p>
      <text:p text:style-name="P11"/>
      <text:p text:style-name="P11">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p>
      <text:p text:style-name="P11"/>
      <text:p text:style-name="P6">&gt; Se desexas substituírme por algunha outra persoa, enténdoo e </text:p>
      <text:p text:style-name="P6">&gt; farei o relevo o mellor que poida. Porén, teño unha petición, </text:p>
      <text:p text:style-name="P6">&gt; que penso que é razoable. Gustaríame facer unha publicación máis </text:p>
      <text:p text:style-name="P6">&gt; para poñerme a proba. </text:p>
      <text:p text:style-name="P6"/>
      <text:p text:style-name="P6">Comprendo perfectamente o teu desexo (pasoume a min mesmo!), mais creo que </text:p>
      <text:p text:style-name="P6">neste caso non deberíamos intentalo de novo. </text:p>
      <text:p text:style-name="P6"/>
      <text:p text:style-name="P6">Esta non é a primeira ou segunda publicación do programa, é a sexta ou sétima ... </text:p>
      <text:p text:style-name="P6">e para todas elas, sei que tamén ti non estás satisfeito cos resultados </text:p>
      <text:p text:style-name="P6">(temos falado diso antes). Pódese dicir que xa o temos intentado </text:p>
      <text:p text:style-name="P6"><text:soft-page-break/>unha vez máis. </text:p>
      <text:p text:style-name="P6">E un deses intentos ten que ser o último. Creo que </text:p>
      <text:p text:style-name="P6">[a pasada publicación] debería ter sido este último intento. </text:p>
      <text:p text:style-name="P6"/>
      <text:p text:style-name="P11">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text:span text:style-name="T2">non</text:span>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novo voluntario. </text:p>
      <text:p text:style-name="P11"/>
      <text:p text:style-name="P11">O que nos leva a unha idea tentadora: por que en lugar de pedirlle á persoa que abandone o posto, non o enfocamos como simplemente unha cuestión de darlle máis axuda? Por que non ter dous xestores de incidencias ou de parches, ou calquera que for o rol? </text:p>
      <text:p text:style-name="P11"/>
      <text:p text:style-name="P10">Aínda que esa idea poida soar tentadora a primeira vista, xeralmente non é unha boa idea. O que fai que rol de coordinador funcione -o que o fai útil, de feito- é a súa centralización. As cousas que poden facerse dun modo descentralizado xa son feitas dese modo. Ter dúas persoas facendo un traballo que 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mesmo, tería pedido axuda por si mesmo. En calquera caso, sería unha falta de respecto deixar que alguén esbanxase o seu tempo nun traballo que ninguén vai ter en consideración. </text:p>
      <text:p text:style-name="P11"/>
      <text:p text:style-name="P11">O factor máis importante de pedirlle a alguén que dea o relevo é a privacidade: darlle espazo para que tome unha decisión sen que sinta que os demais o están mirando ou esperado. Unha vez, eu cometín o erro -un erro bastante obvio, en retrospectiva- de enviarlle un correo ás tres partes implicadas para 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p>
      <text:p text:style-name="P11"/>
      <text:p text:style-name="P11">Estaba equivocado. O xestor da publicación ofendeuse moito, e con razón. Unha cousa é facerlle ver que ten que deixar o seu rol; outra moi distinta é facelo -diante-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p>
      <text:p text:style-name="P11"/>
      <text:h text:style-name="P15" text:outline-level="2">Committers </text:h>
      <text:p text:style-name="P11"/>
      <text:p text:style-name="P11"><text:soft-page-break/>Debido a que formalmente son a única clase de voluntarios que atopamos en calquera proxecto de software libre, os <text:span text:style-name="T2">commiters</text:span>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text:note text:id="ftn5" text:note-class="footnote"><text:note-citation>5</text:note-citation><text:note-body><text:p text:style-name="P2">Obsérvese que ter acceso de commiter ten un significado diferente en sistemas de control de versións descentralizados, onde calquera pode configurar un repositorio que enlace ao proxecto e outorgarse a si mesmo acceso de commiter nese repositorio. Porén, o <text:span text:style-name="T2">concepto</text:span>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text:p></text:note-body></text:note>. Por outro lado, conseguir que a xente que ten acceso de commiter traballe ombro con ombro coa xente que non o ten outórgalle ao proxecto unha dinámica moi boa de traballo. E debe ser xestionada para que non dane o proxecto. </text:p>
      <text:p text:style-name="P11"/>
      <text:p text:style-name="P11">Na sección “<text:span text:style-name="T2">Quen vota?</text:span>” do <text:span text:style-name="T2">Capítulo 4 Infraestrutura Social e Política</text:span> xa se ten debatido a mecánica de incluír novos commiters. A continuación botaráselle un ollo aos estándares polos cales o potenciais commiters deben ser xulgados e como este proceso debe ser presentado ante a comunidade que rodea o proxecto. </text:p>
      <text:p text:style-name="P11"/>
      <text:h text:style-name="P17" text:outline-level="3">Escollendo os commiters </text:h>
      <text:p text:style-name="P11"/>
      <text:p text:style-name="P11"><text:span text:style-name="T1">No proxecto Subversion escollemos os committers principalmente empregando o Principio Hipocrático: </text:span><text:span text:style-name="T3">primeiro, non fagas dano</text:span><text:span text:style-name="T1">. O noso criterio principal non son nin as capacidades técnicas nin o coñecemento do código, simplemente que o committer amose un bo criterio. Criterio pode simplemente significar saber o que non asumir. Unha persoa podería enviar soamente pequenos parches, arranxando pequenos problemas no código; mais se os parches se aplican limpamente, non conteñen erros, e están en harmonía co rexistro de mensaxes e as guías de estilo do proxecto, e hai parches de abondo para consideralo un padrón evidente, entón un commiter existente habitualmente 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span></text:p>
      <text:p text:style-name="P11"/>
      <text:p text:style-name="P11">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text:soft-page-break/>que pode causar no código (a revisión sacaríaos á luz) como que pode forzar finalmente a anular o permiso de committer desa persoa; unha medida que non é nunca agradable e pode ás veces causar confrontacións. </text:p>
      <text:p text:style-name="P11"/>
      <text:p text:style-name="P11">Moitos proxectos insisten en que un commiter potencial ten que demostrar un certo nivel de experiencia técnica e persistencia, enviando un certo número de parche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mudanzas por norma xeral, e os outros 90 só arranxan erros de escritura e pequenos erros poucas veces ao ano, isto é mellor que ter so ós 10 primeiros. </text:p>
      <text:p text:style-name="P11"/>
      <text:h text:style-name="P17" text:outline-level="3">Revocación do permiso de commit </text:h>
      <text:p text:style-name="P11"/>
      <text:p text:style-name="P11">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distraerán do traballo produtivo. </text:p>
      <text:p text:style-name="P11"/>
      <text:p text:style-name="P11"><text:span text:style-name="T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text:span><text:span text:style-name="T1">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commit se considera ou se considerou, como un aviso, mais isto debe ser unha decisión do grupo. Ninguén debería, por iniciativa propia, revelar información relativa a unha discusión e votación que os demais supoñen secreta. </text:span></text:p>
      <text:p text:style-name="P11"/>
      <text:p text:style-name="P11">Unha vez que o permiso for revocado, debe facerse público inevitablemente (ver a sección “<text:span text:style-name="T2">Evitar o misterio</text:span>” máis adiante neste capítulo), así que tenta ser o máis diplomático posible en canto á forma en que o anuncias ao mundo exterior. </text:p>
      <text:p text:style-name="P11"/>
      <text:h text:style-name="P17" text:outline-level="3">Permiso de commit parcial </text:h>
      <text:p text:style-name="P11"/>
      <text:p text:style-name="P11">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text:soft-page-break/>proxecto. </text:p>
      <text:p text:style-name="P11"/>
      <text:p text:style-name="P11">Xa que o permiso de commit non implica só facer commits, senón tamén formar parte dun electorado (ver a sección “<text:span text:style-name="T2">Quen vota?</text:span>” no <text:span text:style-name="T2">Capítulo 4 Infraestrutura Social e Política</text:span>), 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p>
      <text:p text:style-name="P11"/>
      <text:p text:style-name="P11">Os committers con permiso total poden votar sobre calquera cuestión, do mesmo xeito que poden facer commits en calquera parte do código, e só eles poden votar para engadir novos committers de calquera 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p>
      <text:p text:style-name="P11"/>
      <text:p text:style-name="P11">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p>
      <text:p text:style-name="P11"/>
      <text:p text:style-name="P11">Con respecto á aplicación de permiso de commit parcial: con frecuencia é mellor <text:span text:style-name="T2">non</text:span> empregares o sistema de control de versións para aplicar dominios de commit parcial, mesmo se for posible. Mira a <text:s/>sección “<text:span text:style-name="T2">Autorización</text:span>” no <text:span text:style-name="T2">Capítulo 3 Infraestrutura Técnica</text:span> para saberes por que. </text:p>
      <text:p text:style-name="P11"/>
      <text:h text:style-name="P17" text:outline-level="3">Committers inactivos </text:h>
      <text:p text:style-name="P11"/>
      <text:p text:style-name="P11">Algúns proxectos automaticamente revogan o permiso para facer commits da xente se pasaren un determinado período de tempo (por exemplo, un ano) sen faceren ningún commit. Penso que isto é normalmente erróneo e mesmo contraproducente, por dúas razóns. </text:p>
      <text:p text:style-name="P11"/>
      <text:p text:style-name="P11">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text:span text:style-name="T2">saber</text:span> como de desconectado está realmente, e actuar en consecuencia. Confiaches nel anteriormente, así que por que non confiar nel sempre? Se os diplomas do instituto non caducan, é evidente que o acceso de commit tampouco debería. </text:p>
      <text:p text:style-name="P11"/>
      <text:p text:style-name="P11">Ás veces un committer pode pedir ser eliminado, ou ser marcado explicitamente como inactivo, na lista de committers (véxase a sección “<text:span text:style-name="T2">Evitar o Misterio</text:span>” <text:s/>máis adiante para coñecer mellor esa lista). Nestes casos, o proxecto debería acceder aos desexos da persoa, evidentemente. </text:p>
      <text:p text:style-name="P11"/>
      <text:h text:style-name="P17" text:outline-level="3"><text:soft-page-break/>Evitar o misterio </text:h>
      <text:p text:style-name="P11"/>
      <text:p text:style-name="P11">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parche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p>
      <text:p text:style-name="P11"/>
      <text:p text:style-name="P11">Para alén de publicares os procedementos, publica a <text:span text:style-name="T2">lista</text:span> completa e actualizada de committers. O lugar onde se fai habitualmente é o arquivo <text:span text:style-name="T2">MAINTAINERS</text:span>, ou <text:span text:style-name="T2">COMMITTERS</text:span> no nivel máis alto da 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a sección “<text:span text:style-name="T2">Ocultamento de enderezo en ficheiros</text:span>” no <text:span text:style-name="T2">Capítulo 3 Infraestrutura Técnica</text:span>) se a persoa o preferir. </text:p>
      <text:p text:style-name="P11"/>
      <text:p text:style-name="P11">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p>
      <text:p text:style-name="P11"/>
      <text:h text:style-name="P15" text:outline-level="2">Recoñecemento </text:h>
      <text:p text:style-name="P11"/>
      <text:p text:style-name="P11"><text:span text:style-name="T1">O recoñecemento é a principal moeda no mundo do software libre. Embora todo o que a xente diga </text:span><text:span text:style-name="T1">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span></text:p>
      <text:p text:style-name="P11"/>
      <text:p text:style-name="P11">Unha das características máis importantes do desenvolvemento colaborativo de software (véxase o <text:span text:style-name="T2">Capítulo 3 Infraestrutura Técnica</text:span>)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lt;xaleatorio@exemplo.gl&gt;" se podemos poñer "Gracias a X. Aleatorio &lt;xaleatorio@exemplo.gl&gt; polo informe do erro e o método para repetilo" nunha mensaxe de log. </text:p>
      <text:p text:style-name="P11"/>
      <text:p text:style-name="P11">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text:soft-page-break/>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p>
      <text:p text:style-name="P11"/>
      <text:p text:style-name="P11">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p>
      <text:p text:style-name="P11"/>
      <text:list xml:id="list1266043494" text:style-name="L1">
        <text:list-item>
          <text:p text:style-name="P12">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proxecto con expresións de gratitude. Unha vez que se comezar, nunca estará claro onde ou cando deterse. E nunca pór agradecementos no código; iso sería unicamente unha distracción sobre o obxectivo principal dos comentarios, que é axudar o lector a comprender o código. </text:p>
        </text:list-item>
      </text:list>
      <text:p text:style-name="P11"/>
      <text:list xml:id="list1920993187" text:continue-numbering="true" text:style-name="L1">
        <text:list-item>
          <text:p text:style-name="P12">Canto menos participar alguén nun proxecto, máis apropiado vai ser agradecerlle o traballo 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p>
        </text:list-item>
      </text:list>
      <text:p text:style-name="P11"/>
      <text:list xml:id="list56855693" text:continue-numbering="true" text:style-name="L1">
        <text:list-header>
          <text:p text:style-name="P12">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p>
        </text:list-header>
      </text:list>
      <text:p text:style-name="P11"/>
      <text:list xml:id="list1311644763" text:continue-numbering="true" text:style-name="L1">
        <text:list-item>
          <text:p text:style-name="P12">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p>
        </text:list-item>
      </text:list>
      <text:p text:style-name="P11"><text:soft-page-break/></text:p>
      <text:p text:style-name="P11">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p>
      <text:p text:style-name="P11"/>
      <text:h text:style-name="P15" text:outline-level="2">Forks (escisións)</text:h>
      <text:p text:style-name="P11"/>
      <text:p text:style-name="P11">Na sección “<text:span text:style-name="T2">Forkability</text:span>” no <text:span text:style-name="T2">Capítulo 4 Infraestrutura Social e Política</text:span> vimos como o <text:span text:style-name="T2">potencial</text:span> de crear escisións ten importantes efectos en como se gobernan os proxectos. Mais, ¿que ocorre cando realmente se crea unha nova rama? ¿Como se debe manexar, e que efectos podemos esperar dela? No estremo contrario, cando se debe <text:span text:style-name="T2">iniciar</text:span> unha nova rama/escisión? </text:p>
      <text:p text:style-name="P11"/>
      <text:p text:style-name="P11">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p>
      <text:p text:style-name="P11"/>
      <text:p text:style-name="P11">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text:span text:style-name="T2">son</text:span> a verdade obxectiva, simplemente porque un proxecto -ou unha rama- é unha entidade abstracta na nosa mente. </text:p>
      <text:p text:style-name="P11"/>
      <text:p text:style-name="P11"><text:span text:style-name="T1">Se a xente que crea unha nova rama sente que están indo nun camiño diferente ao do proxecto </text:span><text:span text:style-name="T1">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text:span><text:span text:style-name="T1">prefiren ir directamente á solución. </text:span></text:p>
      <text:p text:style-name="P11"/>
      <text:p text:style-name="P11">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text:soft-page-break/>rama é claramente unha rebelión minoritaria, e tanto a cortesía coma o sentido común dinnos que eles mesmos deberían considerarse unha rama diverxente mais que a tendencia principal. </text:p>
      <text:p text:style-name="P11"/>
      <text:h text:style-name="P17" text:outline-level="3">Manexar unha escisión/fork</text:h>
      <text:p text:style-name="P11"/>
      <text:p text:style-name="P11">Se alguén ameazar con crear unha rama no teu proxecto, mantén a calma e recorda os teus obxectivos a longo prazo. A simple <text:span text:style-name="T2">existencia</text:span>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p>
      <text:p text:style-name="P11"/>
      <text:p text:style-name="P11">A razón de faceres todo isto -e de facérelo publicamente- 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por mantelos compatibles. Estes desenvolvedores axudan a manter as liñas de comunicación abertas despois de se crear a rama. Tamén permiten que o teu proxecto se beneficie de novas características interesantes na rama (si, é posible que a rama teña cousas que che interesen) e incrementan as posibilidades dunha fusión máis adiante. </text:p>
      <text:p text:style-name="P11"/>
      <text:p text:style-name="P11">Nalgunhas ocasións, unha rama ten tanto éxito que, mesmo se foi considerada polos seus creadores como unha rama diverxente, tórnase a versión preferida por todos, e chega un momento en que supera a orixinal en demanda popular. O exemplo por excelencia disto é a rama GCC/EGCS. A <text:span text:style-name="T2">GNU Compiler Collection</text:span> (<text:span text:style-name="T2">GCC</text:span>, antigamente o <text:span text:style-name="T2">GNU C Compiler</text:span>) é o compilador de código fonte libre máis popular, e tamén un dos compiladores máis portables do mundo Debido a desacordos entre os mantedores oficiais de GCC e Cygnus Software<text:note text:id="ftn6" text:note-class="footnote"><text:note-citation>6</text:note-citation><text:note-body><text:p text:style-name="Footnote"><text:span text:style-name="T4">Agora parte de RedHat (</text:span><text:a xlink:type="simple" xlink:href="http://www.redhat.com/">http://www.redhat.com/</text:a><text:span text:style-name="T4">)</text:span></text:p></text:note-body></text:note>, un dos grupos de desenvolvedores de GCC máis activos, Cygnus creou unha rama de GCC chamada <text:span text:style-name="T2">EGCS</text:span>. A rama foi deliberadamente amistosa: os desenvolvedores de EGCS non tentaron, en ningún momento, implantar a súa versión de GCC como unha nova versión oficial. No seu lugar, concentráronse en facer EGCS o mellor posible, incorporando parche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text:soft-page-break/>mundo migraba a EGCS simplemente serviría para que todo o mundo sufrira unha mudanza de nome sen motivo algún. Por iso GCC adoptou o código base de EGCS, e así temos de novo un único GCC, mais inmensamente mellorado debido á rama. </text:p>
      <text:p text:style-name="P11"/>
      <text:p text:style-name="P11">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 -en esencia, evitarmos que a rama se produza como tal. </text:p>
      <text:p text:style-name="P11"/>
      <text:h text:style-name="P17" text:outline-level="3">Comezar unha rama/escisión</text:h>
      <text:p text:style-name="P11"/>
      <text:p text:style-name="P11">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alegran de sufriren ramas. </text:p>
      <text:p text:style-name="P11"/>
      <text:p text:style-name="P10">Un corolario disto é que non se debe empregar a ameaza dunha rama como una técnica extremista de debate -"Ou fas as cousas á miña maneira ou ramifico o proxecto!"- porque todos son conscientes de que unha rama que non logra atraer desenvolvedores do proxecto orixinal ten poucas probabilidades de sobrevivir. Tódolos observadores -non soamente desenvolvedores, senón tamén usuarios e empacotadores de sistemas operativos- farán o seu xuízo sobre que lado escoller. Polo tanto debemos ter moitas reticencias coa creación de ramas, de maneira que cando o fagamos sexa porque non vemos outra solución. </text:p>
      <text:p text:style-name="P11"/>
      <text:p text:style-name="P11">Non debemos descoidarnos á hora de termos en conta <text:span text:style-name="T2">tódolos</text:span>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 -se outros teñen o suficiente interese en crear unha rama, e os recursos necesarios, poden facelo. Mais na práctica, algúns equipos de desenvolvedores de proxectos están fundados na súa maioría por unha entidade, e <text:soft-page-break/>non podemos pretender que o seu soporte non importa. Se for contrario á rama, os desenvolvedores raramente tomarán parte, mesmo se en secreto así o quixeren. </text:p>
      <text:p text:style-name="P11"/>
      <text:p text:style-name="P11">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introducíndoos nunha disputa de identidades. </text:p>
      <text:p text:style-name="P11"/>
      <text:p text:style-name="P11">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30:22</dc:date>
    <dc:creator>Andrés Maneiro</dc:creator>
    <meta:editing-duration>PT02H17M40S</meta:editing-duration>
    <meta:editing-cycles>125</meta:editing-cycles>
    <meta:document-statistic meta:table-count="0" meta:image-count="0" meta:object-count="0" meta:page-count="30" meta:paragraph-count="215" meta:word-count="17434" meta:character-count="107232"/>
  </office:meta>
</office:document-meta>
</file>